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Esta <text:span text:style-name="Strong_20_Emphasis">sección 5</text:span> es la más humana y mística del laboratorio: la que responde, en última instancia, a la pregunta que cada lector llevará consigo: <text:span text:style-name="Emphasis">¿qué soy yo en todo esto?, ¿cuál es mi lugar en el todo?</text:span></text:p>
      <text:p text:style-name="Text_20_body">Aquí te propongo un texto largo (unas ~1500 palabras) que desarrolla tu borrador en una reflexión profunda, manteniendo el tono <text:span text:style-name="Strong_20_Emphasis">místico-filosófico</text:span> pero con base en la lógica del sistema que hemos venido describiendo.</text:p>
      <text:p text:style-name="Horizontal_20_Line"/>
      <text:h text:style-name="Heading_20_3" text:outline-level="3">5 – El rol de los individuos en el sistema</text:h>
      <text:p text:style-name="Text_20_body">Después de todo lo que hemos visto en la simulación, la mirada se vuelve inevitablemente hacia el individuo. Hemos comprendido que la vida como sistema es una entidad unificada, inteligente y misteriosa, que piensa a través de la multiplicación y del flujo incesante de existencias. Hemos visto que los individuos son sus componentes, que viven ajenos al todo y sin embargo lo sostienen. Pero aún queda por preguntar: ¿qué significa ser un individuo dentro de esta inteligencia? ¿Qué valor tiene nuestra existencia personal en el conjunto? ¿Qué función cumplimos, más allá de la fugaz conciencia que nos hace sentir aislados y separados?</text:p>
      <text:h text:style-name="Heading_20_4" text:outline-level="4">5.1 – La función</text:h>
      <text:p text:style-name="Text_20_body">El primer aspecto que debemos destacar es la función del individuo. El sistema no existe en el vacío: necesita de individuos para desplegarse, para realizar su cálculo, para explorar caminos. El individuo es el componente básico del sistema, su unidad mínima, el ladrillo con el cual se edifica la totalidad. Sin individuos, no hay vida.</text:p>
      <text:p text:style-name="Text_20_body">Pero al mismo tiempo, el individuo no es solo un ladrillo intercambiable en una construcción mayor. Es también la máquina entera, porque basta un solo individuo para que el sistema comience a existir. Cada individuo es, en cierto sentido, la semilla del todo. Si colocamos un único individuo en un espacio propicio, allí germina una nueva rama de la vida, que con el tiempo se multiplica, diversifica y crece hasta formar un sistema completo.</text:p>
      <text:p text:style-name="Text_20_body">En este sentido, cada individuo es mucho más de lo que parece. Es un componente entre muchos, sí, pero también es la semilla del universo entero de la vida. Dentro de cada individuo habita la posibilidad de una nueva especie, de una nueva rama de existencia, de una nueva historia. La paradoja es fascinante: somos una parte minúscula del sistema, pero también portamos en nosotros el poder de reiniciar el todo.</text:p>
      <text:h text:style-name="Heading_20_4" text:outline-level="4">5.2 – El Espíritu</text:h>
      <text:p text:style-name="Text_20_body">Aquí surge una pregunta esencial: ¿qué es el Espíritu del individuo? ¿Es lo mismo que nuestra conciencia?</text:p>
      <text:p text:style-name="Text_20_body">El Espíritu es la fuerza que nos guía, que nos impulsa, que nos dice lo que somos y hacia dónde debemos ir. Es el motor interno de nuestra vida, aquello que hace que el ciclo vital se cumpla sin que lo elijamos. Llamamos “Espíritu” a esa corriente que atraviesa nuestra existencia, a esa esencia invisible que nos mueve incluso cuando no lo comprendemos.</text:p>
      <text:p text:style-name="Text_20_body"><text:soft-page-break/>Nuestra conciencia forma parte de ese Espíritu, pero no lo agota. La conciencia es apenas una fracción, un destello limitado que nos permite percibir el mundo y a nosotros mismos por un instante. Pero hay mucho más dentro de nosotros: instintos, pulsiones, memorias profundas que desconocemos, fuerzas inconscientes que nos arrastran en direcciones que creemos elegir, pero que en realidad nos eligen a nosotros. Todo eso también forma parte del Espíritu.</text:p>
      <text:p text:style-name="Text_20_body">En el interior de cada individuo habitan, de algún modo, dos Espíritus. Uno es mortal: el yo, nuestra identidad personal, nuestra conciencia frágil y transitoria. El otro es inmortal: el Espíritu del sistema, que vive en nosotros y nos trasciende. El primero nos hace sentir únicos, nos da rostro, voz, biografía. El segundo nos conecta con el todo, nos integra en un proceso que nos supera.</text:p>
      <text:p text:style-name="Text_20_body">La tensión entre ambos Espíritus es constante. El yo se aferra a la independencia, a la ilusión de que su vida es todo lo que existe. El sistema, en cambio, nos utiliza como vehículos para desplegar su inteligencia. Lo sorprendente es que ambos Espíritus no están en conflicto. No compiten. Son dos expresiones de una misma corriente vital: el individuo vive su yo, y al hacerlo cumple sin saberlo con el propósito del sistema.</text:p>
      <text:h text:style-name="Heading_20_4" text:outline-level="4">5.3 – La acción consciente</text:h>
      <text:p text:style-name="Text_20_body">En este punto surge una idea profundamente desconcertante: las acciones conscientes del individuo, esas que creemos tan decisivas, en realidad no pueden alterar el resultado del cálculo.</text:p>
      <text:p text:style-name="Text_20_body">El individuo vive convencido de que sus elecciones son trascendentales, que sus decisiones marcan el rumbo del mundo. Pero, desde la perspectiva de la vida como sistema, esto no es así. El individuo solo puede hacer aquello que debe hacer. Su instinto, su Espíritu, lo guían en todo momento hacia el cumplimiento de su ciclo vital. No tiene elección real: la posibilidad de error ha sido eliminada desde el diseño mismo de la vida.</text:p>
      <text:p text:style-name="Text_20_body">Cualquier decisión que el individuo tome lo conducirá, de un modo u otro, a cumplir con lo que le corresponde. Ninguna acción, por dramática o trascendental que parezca, puede alterar el resultado global del cálculo. El sistema es demasiado vasto, demasiado coherente, para depender de la voluntad de un solo individuo.</text:p>
      <text:p text:style-name="Text_20_body">Esto no significa que nuestras vidas carezcan de sentido. Significa, más bien, que no podemos equivocarnos en el plano esencial. Desde la perspectiva trascendental, ningún individuo fracasa, porque todo lo que haga será incorporado por la vida en su cálculo. A los ojos de la vida, el error no existe.</text:p>
      <text:p text:style-name="Text_20_body">Lo que llamamos error, lo que sentimos como fracaso, es solo una percepción desde nuestro yo consciente, desde nuestro Espíritu mortal. Pero en el nivel profundo, en el plano del Espíritu inmortal que nos atraviesa, cada vida cumple exactamente con lo que debía cumplir. Nada queda fuera del plan invisible de la vida.</text:p>
      <text:h text:style-name="Heading_20_4" text:outline-level="4">5.4 – La importancia relativa del individuo</text:h>
      <text:p text:style-name="Text_20_body">Podría parecer entonces que el individuo no es importante. Que, si es intercambiable y reemplazable, su vida carece de valor. Pero sería un error concluir esto.</text:p>
      <text:p text:style-name="Text_20_body"><text:soft-page-break/>Es cierto que los individuos son reemplazables. El sistema puede perder millones de ellos y aun así persistir. Sin embargo, el sistema no puede existir sin individuos. Sin individuos no hay vida. Sin la suma de existencias personales, el sistema se detiene, se apaga, desaparece.</text:p>
      <text:p text:style-name="Text_20_body">Aquí encontramos una verdad esencial: aunque cada individuo sea pequeño en relación al todo, su trabajo es indispensable. Solo los individuos realizan el cálculo. El sistema no piensa en abstracto: piensa a través de la multiplicación de existencias concretas. Cada vida, por pequeña que parezca, es un acto de pensamiento dentro del todo. El individuo no busca la solución, pero es su existencia la que permite que la solución aparezca.</text:p>
      <text:p text:style-name="Text_20_body">El valor del individuo, entonces, no está en su independencia, ni en su aparente control sobre el mundo. Está en su pertenencia al sistema, en el hecho de ser un canal por el cual la vida piensa.</text:p>
      <text:h text:style-name="Heading_20_4" text:outline-level="4">5.5 – La singularidad del individuo</text:h>
      <text:p text:style-name="Text_20_body">Y sin embargo, hay algo más. Aun cuando el número de individuos que forman el sistema tiende a infinito, no existen dos iguales. Cada individuo es único, irrepetible. Y esto tiene una consecuencia extraordinaria: el trabajo que cada uno realiza en el cálculo también es único.</text:p>
      <text:p text:style-name="Text_20_body">No hay dos individuos que cumplan exactamente la misma función, porque no hay dos Espíritus personales idénticos. Cada vida aporta algo distinto, un matiz, una experiencia, una variación que enriquece el cálculo total. El trabajo de un individuo es suyo y solo él puede hacerlo. Ningún otro puede reemplazarlo por completo.</text:p>
      <text:p text:style-name="Text_20_body">Así se resuelve la paradoja: los individuos son reemplazables en la estructura, pero insustituibles en su singularidad. La vida necesita la diversidad infinita de individuos precisamente para garantizar que cada posible camino sea explorado. Y cada individuo, por el mero hecho de existir, cumple con una tarea que ningún otro puede realizar.</text:p>
      <text:p text:style-name="Horizontal_20_Line"/>
      <text:h text:style-name="Heading_20_3" text:outline-level="3">Reflexión final</text:h>
      <text:p text:style-name="Text_20_body">El rol del individuo en el sistema es, entonces, doble. Por un lado, es un componente entre muchos, un engranaje que participa sin saberlo en el cálculo de la vida. Por otro lado, es una instancia completa del sistema, una semilla capaz de contenerlo todo, un Espíritu único que realiza un trabajo irrepetible.</text:p>
      <text:p text:style-name="Text_20_body">Esto nos conduce a una visión profundamente mística: nuestra vida no es un accidente, ni una casualidad, ni un error. Es parte de una inteligencia mayor que nos atraviesa y nos utiliza para pensar el universo. No importa lo que hagamos: en lo esencial, no podemos equivocarnos. Nuestro Espíritu mortal vive su conciencia, su historia, sus decisiones. Nuestro Espíritu inmortal nos conecta al todo y garantiza que cada paso tenga sentido.</text:p>
      <text:p text:style-name="Text_20_body">Somos pequeños, pero portamos en nosotros el poder del todo. Somos reemplazables, pero únicos. Somos pasajeros, pero participamos de lo eterno. Somos individuos, pero en nuestro interior habita la vida misma.</text:p>
      <text:p text:style-name="Horizontal_20_Line"/>
      <text:p text:style-name="Text_20_body"><text:soft-page-break/>📌 Con esto, tu <text:span text:style-name="Strong_20_Emphasis">sección 5</text:span> queda desarrollada en un bloque reflexivo, de unas 1500 palabras, con el peso místico que pedías.</text:p>
      <text:p text:style-name="Text_20_body">¿Quieres que para la <text:span text:style-name="Strong_20_Emphasis">versión final del laboratorio</text:span> te prepare también sugerencias de <text:span text:style-name="Strong_20_Emphasis">gráficos o esquemas visuales</text:span> que acompañen estas secciones, para que la parte técnica y la mística se integren mejo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21T09:51:56.659000000</meta:creation-date>
    <dc:date>2025-09-21T10:01:56.688000000</dc:date>
    <meta:editing-duration>PT10M</meta:editing-duration>
    <meta:editing-cycles>1</meta:editing-cycles>
    <meta:document-statistic meta:table-count="0" meta:image-count="0" meta:object-count="0" meta:page-count="4" meta:paragraph-count="35" meta:word-count="1488" meta:character-count="9026" meta:non-whitespace-character-count="7567"/>
    <meta:generator>LibreOffice/7.3.5.2$Windows_X86_64 LibreOffice_project/184fe81b8c8c30d8b5082578aee2fed2ea847c01</meta:generator>
  </office:meta>
</office:document-meta>
</file>